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style:font-size-asian="12pt"/>
    </style:style>
    <style:style style:name="T6" style:family="text">
      <style:text-properties fo:font-size="12pt" fo:font-style="italic" style:font-size-asian="12pt" style:font-style-asian="italic"/>
    </style:style>
    <style:style style:name="T7" style:family="text">
      <style:text-properties fo:font-size="12pt" style:text-underline-style="solid" style:text-underline-width="auto" style:text-underline-color="font-color" style:font-size-asian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naire de lecture</text:p>
      <text:p text:style-name="P1"><text:span text:style-name="T1">La Venus d’Ille</text:span><text:span text:style-name="T2"> de Mérimée</text:span></text:p>
      <text:p text:style-name="P2"/>
      <text:p text:style-name="P2"/>
      <text:p text:style-name="P5"><text:span text:style-name="T5"><text:s/></text:span></text:p>
      <text:p text:style-name="P4">1. Dans quelles circonstances la statue a-t-elle été trouvée ? </text:p>
      <text:p text:style-name="P4"/>
      <text:p text:style-name="P4">2. Dans quelle région se passe l’action ?</text:p>
      <text:p text:style-name="P4"/>
      <text:p text:style-name="P4">3. En quoi est faite la statue ?</text:p>
      <text:p text:style-name="P4"/>
      <text:p text:style-name="P4">4. Est-ce une statue chrétienne ?</text:p>
      <text:p text:style-name="P4"/>
      <text:p text:style-name="P4">6. Montrez que le drame se noue au moment de la partie de jeu de paume.</text:p>
      <text:p text:style-name="P4"/>
      <text:p text:style-name="P4">7. Pourquoi Alphonse ne peut-il récupérer la bague destinée à sa future femme ?</text:p>
      <text:p text:style-name="P4"/>
      <text:p text:style-name="P4">8. Que trouve le narrateur dans la chambre des mariés ? Que s’est-il passé ?</text:p>
      <text:p text:style-name="P4"/>
      <text:p text:style-name="P4">9. Quel est le sort de la statue ?</text:p>
      <text:p text:style-name="P4"/>
      <text:p text:style-name="P4">10. Dans le récit, M. de Peyrehorade dit: « C’est Vénus tout entière à sa proie attachée .» Expliquez de quelle façon cette phrase résume la nouvelle.</text:p>
      <text:p text:style-name="P4"/>
      <text:p text:style-name="P4">11. L’inscription sur la statue est la suivante: « CAVE AMANTEM ». Deux interprétations sont données:</text:p>
      <text:p text:style-name="P4"><text:tab/>- « Prends garde à celui qui t’aime, défie-toi des amants ».</text:p>
      <text:p text:style-name="P4"><text:tab/>- « Prends garde à toi si elle t’aime ».</text:p>
      <text:p text:style-name="P5"><text:span text:style-name="T5">Après avoir lu la nouvelle, laquelle de ces deux traductions faut-il choisir ? Pourquoi 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1.801cm" fo:margin-top="1.801cm" fo:margin-bottom="1.801cm" fo:margin-left="1.801cm" fo:margin-right="1.801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Test de lecture</dc:title>
    <meta:initial-creator>Olivier</meta:initial-creator>
    <meta:creation-date>2004-05-01T12:03:00</meta:creation-date>
    <dc:date>2012-11-18T18:29:04</dc:date>
    <meta:printed-by>JL--F Kpodar--Marliangeas</meta:printed-by>
    <meta:print-date>2007-10-28T11:38:04</meta:print-date>
    <meta:editing-cycles>3</meta:editing-cycles>
    <meta:editing-duration>PT23H</meta:editing-duration>
    <meta:document-statistic meta:table-count="0" meta:image-count="0" meta:object-count="0" meta:page-count="1" meta:paragraph-count="16" meta:word-count="174" meta:character-count="922" meta:non-whitespace-character-count="759"/>
    <meta:user-defined meta:name="Info 1"/>
    <meta:user-defined meta:name="Info 2"/>
    <meta:user-defined meta:name="Info 3"/>
    <meta:user-defined meta:name="Info 4"/>
  </office:meta>
</office:document-meta>
</file>